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50a1" officeooo:paragraph-rsid="000250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breOffice is a free software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5:12:47.530041682</meta:creation-date>
    <dc:date>2019-10-28T17:53:15.243099708</dc:date>
    <meta:editing-duration>PT3M2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6" meta:character-count="39" meta:non-whitespace-character-count="34"/>
  </office:meta>
</office:document-meta>
</file>